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3366" draw:fill="none" draw:textarea-horizontal-align="center" draw:textarea-vertical-align="middle"/>
    </style:style>
    <style:style style:name="gr5" style:family="graphic" style:parent-style-name="objectwithoutfill">
      <style:graphic-properties svg:stroke-color="#ff0000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4.829cm" svg:y="4.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5cm" svg:y1="1.635cm" svg:x2="7.369cm" svg:y2="12.43cm">
          <text:p/>
        </draw:line>
        <draw:line draw:style-name="gr2" draw:text-style-name="P1" draw:layer="layout" svg:x1="9.89cm" svg:y1="1.635cm" svg:x2="9.909cm" svg:y2="12.43cm">
          <text:p/>
        </draw:line>
        <draw:line draw:style-name="gr2" draw:text-style-name="P1" draw:layer="layout" svg:x1="0.384cm" svg:y1="7.35cm" svg:x2="12.449cm" svg:y2="7.35cm">
          <text:p/>
        </draw:line>
        <draw:line draw:style-name="gr2" draw:text-style-name="P1" draw:layer="layout" svg:x1="1.654cm" svg:y1="9.89cm" svg:x2="12.449cm" svg:y2="9.89cm">
          <text:p/>
        </draw:line>
        <draw:custom-shape draw:style-name="gr1" draw:text-style-name="P1" draw:layer="layout" svg:width="0.798cm" svg:height="0.83cm" svg:x="4.463cm" svg:y="4.42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829cm" svg:y1="1.635cm" svg:x2="4.829cm" svg:y2="14.97cm">
          <text:p/>
        </draw:line>
        <draw:line draw:style-name="gr2" draw:text-style-name="P1" draw:layer="layout" svg:x1="12.449cm" svg:y1="1.635cm" svg:x2="12.449cm" svg:y2="14.162cm">
          <text:p/>
        </draw:line>
        <draw:line draw:style-name="gr2" draw:text-style-name="P1" draw:layer="layout" svg:x1="2.289cm" svg:y1="1.635cm" svg:x2="2.308cm" svg:y2="12.43cm">
          <text:p/>
        </draw:line>
        <draw:line draw:style-name="gr2" draw:text-style-name="P1" draw:layer="layout" svg:x1="1.038cm" svg:y1="4.81cm" svg:x2="16.894cm" svg:y2="4.81cm">
          <text:p/>
        </draw:line>
        <draw:line draw:style-name="gr2" draw:text-style-name="P1" draw:layer="layout" svg:x1="1.654cm" svg:y1="2.27cm" svg:x2="11.179cm" svg:y2="2.27cm">
          <text:p/>
        </draw:line>
        <draw:line draw:style-name="gr2" draw:text-style-name="P1" draw:layer="layout" svg:x1="1.019cm" svg:y1="12.43cm" svg:x2="16.259cm" svg:y2="12.43cm">
          <text:p/>
        </draw:line>
        <draw:custom-shape draw:style-name="gr3" draw:text-style-name="P1" draw:layer="layout" svg:width="0.798cm" svg:height="0.83cm" svg:x="4.463cm" svg:y="4.42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98cm" svg:height="0.83cm" svg:x="6.982cm" svg:y="4.39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98cm" svg:height="0.83cm" svg:x="4.431cm" svg:y="6.9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98cm" svg:height="0.83cm" svg:x="6.981cm" svg:y="6.9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2.077cm" svg:height="0.505cm" draw:transform="rotate (-3.1415926535892) translate (4.36700000000039cm 4.8099999999963cm)" svg:viewBox="0 0 2078 506" svg:d="m0-9401c340 0 585 287 925 287l1153-506">
          <text:p/>
        </draw:path>
        <draw:path draw:style-name="gr5" draw:text-style-name="P1" draw:layer="layout" svg:width="2.042cm" svg:height="0.77cm" draw:transform="rotate (-1.89350770548829) translate (5.55984023475665cm 2.5143938940765cm)" svg:viewBox="0 0 2043 771" svg:d="m0-11370c342 24 1239-1084 2043-683">
          <text:p/>
        </draw:path>
        <draw:path draw:style-name="gr5" draw:text-style-name="P1" draw:layer="layout" svg:width="2.042cm" svg:height="0.77cm" draw:transform="rotate (-1.89350770548829) translate (5.57484023475665cm 5.0543938940765cm)" svg:viewBox="0 0 2043 771" svg:d="m0-13009c342 23 1239-1084 2043-684">
          <text:p/>
        </draw:path>
        <draw:path draw:style-name="gr4" draw:text-style-name="P1" draw:layer="layout" svg:width="2.077cm" svg:height="0.505cm" draw:transform="rotate (-3.1415926535892) translate (6.98200000000039cm 4.8099999999963cm)" svg:viewBox="0 0 2078 506" svg:d="m0-9401c340 0 585 287 925 287l1153-50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2.83cm" fo:margin-left="0.023cm" fo:margin-right="4.19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bias Weinzierl</meta:initial-creator>
    <meta:creation-date>2011-02-23T10:07:06</meta:creation-date>
    <dc:date>2011-02-23T14:24:05</dc:date>
    <dc:creator>Tobias Weinzierl</dc:creator>
    <meta:editing-duration>PT00H05M44S</meta:editing-duration>
    <meta:editing-cycles>5</meta:editing-cycles>
    <meta:generator>OpenOffice.org/3.2$Unix OpenOffice.org_project/320m12$Build-9483</meta:generator>
    <meta:document-statistic meta:object-count="20"/>
  </office:meta>
</office:document-meta>
</file>